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e9f5" officeooo:paragraph-rsid="0015e9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github : https://github.com/HappinesSx1/77eventsP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1:21:53.607000000</meta:creation-date>
    <dc:date>2023-11-27T01:23:13.392000000</dc:date>
    <meta:editing-duration>PT1M21S</meta:editing-duration>
    <meta:editing-cycles>1</meta:editing-cycles>
    <meta:document-statistic meta:table-count="0" meta:image-count="0" meta:object-count="0" meta:page-count="1" meta:paragraph-count="1" meta:word-count="4" meta:character-count="56" meta:non-whitespace-character-count="53"/>
    <meta:generator>LibreOffice/7.6.0.3$Windows_X86_64 LibreOffice_project/69edd8b8ebc41d00b4de3915dc82f8f0fc3b6265</meta:generator>
  </office:meta>
</office:document-meta>
</file>